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46pt"/>
    </style:style>
    <style:style style:name="co2" style:family="table-column">
      <style:table-column-properties fo:break-before="auto" style:column-width="55.39pt"/>
    </style:style>
    <style:style style:name="co3" style:family="table-column">
      <style:table-column-properties fo:break-before="auto" style:column-width="28.46pt"/>
    </style:style>
    <style:style style:name="co4" style:family="table-column">
      <style:table-column-properties fo:break-before="auto" style:column-width="21.94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Load for detail 8/S200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ead loa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sf</text:p>
          </table:table-cell>
          <table:table-cell table:style-name="ce5" table:formula="of:=[.C2]*0.04788" office:value-type="float" office:value="0.9576" calcext:value-type="float">
            <text:p>0.96</text:p>
          </table:table-cell>
          <table:table-cell office:value-type="string" calcext:value-type="string">
            <text:p>kN/m2</text:p>
          </table:table-cell>
        </table:table-row>
        <table:table-row table:style-name="ro1">
          <table:table-cell office:value-type="string" calcext:value-type="string">
            <text:p>Live loa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sf</text:p>
          </table:table-cell>
          <table:table-cell table:style-name="ce5" table:formula="of:=[.C3]*0.04788" office:value-type="float" office:value="1.9152" calcext:value-type="float">
            <text:p>1.92</text:p>
          </table:table-cell>
          <table:table-cell office:value-type="string" calcext:value-type="string">
            <text:p>kN/m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ign load</text:p>
          </table:table-cell>
          <table:table-cell table:number-columns-repeated="3"/>
          <table:table-cell table:style-name="ce5" table:formula="of:=1.35*[.E2]+1.5*[.E3]" office:value-type="float" office:value="4.16556" calcext:value-type="float">
            <text:p>4.17</text:p>
          </table:table-cell>
          <table:table-cell office:value-type="string" calcext:value-type="string">
            <text:p>kN/m2</text:p>
          </table:table-cell>
        </table:table-row>
        <table:table-row table:style-name="ro1">
          <table:table-cell office:value-type="string" calcext:value-type="string">
            <text:p>load wid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t</text:p>
          </table:table-cell>
          <table:table-cell table:formula="of:=0.3048"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table:style-name="ce6" table:formula="of:=[.E6]*[.E5]" office:value-type="float" office:value="1.269662688" calcext:value-type="float">
            <text:p>1.269662688</text:p>
          </table:table-cell>
          <table:table-cell table:style-name="ce6" office:value-type="string" calcext:value-type="string">
            <text:p>kN/m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6" office:value-type="string" calcext:value-type="string">
            <text:p>Load for detail on east wall 1<text:span text:style-name="T1">st</text:span> floor</text:p>
          </table:table-cell>
          <table:table-cell table:style-name="ce6"/>
          <table:table-cell table:number-columns-repeated="4"/>
        </table:table-row>
        <table:table-row table:style-name="ro3">
          <table:table-cell office:value-type="string" calcext:value-type="string">
            <text:p>2<text:span text:style-name="T1">nd</text:span> floor trusses bearing on 1<text:span text:style-name="T1">st</text:span> floor plank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 load</text:p>
          </table:table-cell>
          <table:table-cell table:style-name="ce5" office:value-type="float" office:value="4.91" calcext:value-type="float">
            <text:p>4.91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ve load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kN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text:span text:style-name="T1">st</text:span> floor precast plank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 load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ve load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load</text:p>
          </table:table-cell>
          <table:table-cell table:number-columns-repeated="5"/>
        </table:table-row>
        <table:table-row table:style-name="ro1">
          <table:table-cell/>
          <table:table-cell table:formula="of:=[.B15]" office:value-type="string" office:string-value="Dead load" calcext:value-type="string">
            <text:p>Dead load</text:p>
          </table:table-cell>
          <table:table-cell table:formula="of:=[.C15]+[.C12]" office:value-type="float" office:value="47.76" calcext:value-type="float">
            <text:p>47.76</text:p>
          </table:table-cell>
          <table:table-cell table:formula="of:=[.D15]" office:value-type="string" office:string-value="kN/m" calcext:value-type="string">
            <text:p>kN/m</text:p>
          </table:table-cell>
          <table:table-cell table:number-columns-repeated="2"/>
        </table:table-row>
        <table:table-row table:style-name="ro1">
          <table:table-cell/>
          <table:table-cell table:formula="of:=[.B16]" office:value-type="string" office:string-value="Live load" calcext:value-type="string">
            <text:p>Live load</text:p>
          </table:table-cell>
          <table:table-cell table:formula="of:=[.C16]+[.C13]" office:value-type="float" office:value="19.09" calcext:value-type="float">
            <text:p>19.09</text:p>
          </table:table-cell>
          <table:table-cell table:formula="of:=[.D16]" office:value-type="string" office:string-value="kN/m" calcext:value-type="string">
            <text:p>kN/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LS01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B19]" office:value-type="string" office:string-value="Dead load" calcext:value-type="string">
            <text:p>Dead load</text:p>
          </table:table-cell>
          <table:table-cell table:formula="of:=[.A23]*[.C19]" office:value-type="float" office:value="66.864" calcext:value-type="float">
            <text:p>66.864</text:p>
          </table:table-cell>
          <table:table-cell table:formula="of:=[.D19]" office:value-type="string" office:string-value="kN/m" calcext:value-type="string">
            <text:p>kN/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S02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B19]" office:value-type="string" office:string-value="Dead load" calcext:value-type="string">
            <text:p>Dead load</text:p>
          </table:table-cell>
          <table:table-cell table:formula="of:=[.A25]*[.C19]" office:value-type="float" office:value="57.312" calcext:value-type="float">
            <text:p>57.312</text:p>
          </table:table-cell>
          <table:table-cell table:formula="of:=[.D19]" office:value-type="string" office:string-value="kN/m" calcext:value-type="string">
            <text:p>kN/m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Live load</text:p>
          </table:table-cell>
          <table:table-cell table:formula="of:=[.A26]*[.C20]" office:value-type="float" office:value="30.544" calcext:value-type="float">
            <text:p>30.544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6]+[.C25]" office:value-type="float" office:value="87.856" calcext:value-type="float">
            <text:p>87.856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</table:table>
      <table:table table:name="corbel_design" table:style-name="ta1"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Asc=</text:p>
          </table:table-cell>
          <table:table-cell office:value-type="float" office:value="299.99" calcext:value-type="float">
            <text:p>299.99</text:p>
          </table:table-cell>
          <table:table-cell office:value-type="string" calcext:value-type="string">
            <text:p>mm2</text:p>
          </table:table-cell>
          <table:table-cell table:formula="of:=[.B1]/129" office:value-type="float" office:value="2.32550387596899" calcext:value-type="float">
            <text:p>2.33</text:p>
          </table:table-cell>
          <table:table-cell table:formula="of:=ROUNDUP([.D1];0)" office:value-type="float" office:value="3" calcext:value-type="float">
            <text:p>3</text:p>
          </table:table-cell>
          <table:table-cell office:value-type="string" calcext:value-type="string">
            <text:p>#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m diam.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121.76" calcext:value-type="float">
            <text:p>121.76</text:p>
          </table:table-cell>
          <table:table-cell office:value-type="string" calcext:value-type="string">
            <text:p>mm2</text:p>
          </table:table-cell>
          <table:table-cell table:formula="of:=[.B2]/71" office:value-type="float" office:value="1.71492957746479" calcext:value-type="float">
            <text:p>1.71</text:p>
          </table:table-cell>
          <table:table-cell table:formula="of:=ROUNDUP([.D2];0)" office:value-type="float" office:value="2" calcext:value-type="float">
            <text:p>2</text:p>
          </table:table-cell>
          <table:table-cell office:value-type="string" calcext:value-type="string">
            <text:p>#3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m dia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2:26:58.91891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1:00:49.048784580</meta:creation-date>
    <meta:editing-duration>PT1H26M24S</meta:editing-duration>
    <meta:editing-cycles>11</meta:editing-cycles>
    <meta:generator>LibreOffice/6.0.7.3$Linux_X86_64 LibreOffice_project/00m0$Build-3</meta:generator>
    <dc:date>2019-11-02T18:00:47.586068476</dc:date>
    <meta:document-statistic meta:table-count="2" meta:cell-count="75" meta:object-count="0"/>
  </office:meta>
</office:document-meta>
</file>